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commons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__init__.py" manifest:media-type=""/>
  <manifest:file-entry manifest:full-path="Scripts/python/pythonpath/indoc/staticdialog.py" manifest:media-type=""/>
  <manifest:file-entry manifest:full-path="Scripts/python/pythonpath/indoc/points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documentevent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tdocimpor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4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8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3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4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1" style:family="table-cell" style:parent-style-name="Default" style:data-style-name="N10111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8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0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3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8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1" table:default-cell-style-name="ce39"/>
        <table:table-column table:style-name="co1" table:number-columns-repeated="1020" table:default-cell-style-name="ce31"/>
        <table:table-row table:style-name="ro1">
          <table:table-cell table:style-name="ce64" office:value-type="string" calcext:value-type="string">
            <text:p>終了を消去</text:p>
          </table:table-cell>
          <table:table-cell/>
          <table:table-cell table:style-name="ce64" office:value-type="string" calcext:value-type="string">
            <text:p>印刷</text:p>
          </table:table-cell>
          <table:table-cell table:style-name="ce8" office:value-type="string" calcext:value-type="string">
            <text:p>月末印刷</text:p>
          </table:table-cell>
          <table:table-cell table:style-name="ce64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office:annotation draw:style-name="gr1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2">
          <table:table-cell table:style-name="ce67" office:value-type="string" calcext:value-type="string">
            <text:p>黒行</text:p>
          </table:table-cell>
          <table:table-cell table:style-name="ce70" table:number-columns-repeated="2"/>
          <table:table-cell table:style-name="ce74"/>
          <table:table-cell table:style-name="ce70" table:number-columns-repeated="1020"/>
        </table:table-row>
        <table:table-row table:style-name="ro2">
          <table:table-cell table:style-name="ce34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7" office:value-type="date" office:date-value="2018-08-26" calcext:value-type="date">
            <text:p>2018-8</text:p>
          </table:table-cell>
          <table:table-cell table:style-name="ce11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69" table:number-columns-repeated="3"/>
          <table:table-cell table:style-name="ce76"/>
          <table:table-cell table:style-name="ce6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1" table:number-columns-repeated="947" table:default-cell-style-name="ce31"/>
        <table:table-column table:style-name="co1" table:number-columns-repeated="72" table:default-cell-style-name="ce57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34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6"/>
          <table:table-cell table:style-name="ce49" table:number-columns-repeated="2"/>
          <table:table-cell table:style-name="ce50"/>
          <table:table-cell table:style-name="ce53"/>
          <table:table-cell table:number-columns-repeated="1019"/>
        </table:table-row>
        <table:table-row table:style-name="ro2" table:number-rows-repeated="30">
          <table:table-cell table:style-name="ce47"/>
          <table:table-cell table:style-name="ce48" table:number-columns-repeated="2"/>
          <table:table-cell table:style-name="ce52"/>
          <table:table-cell table:style-name="ce56"/>
          <table:table-cell table:number-columns-repeated="1019"/>
        </table:table-row>
        <table:table-row table:style-name="ro2">
          <table:table-cell table:style-name="ce4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8" table:default-cell-style-name="ce31"/>
        <table:table-column table:style-name="co9" table:number-columns-repeated="8" table:default-cell-style-name="ce31"/>
        <table:table-column table:style-name="co1" table:number-columns-repeated="955" table:default-cell-style-name="ce31"/>
        <table:table-column table:style-name="co1" table:number-columns-repeated="56" table:default-cell-style-name="ce57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34" office:value-type="string" calcext:value-type="string">
            <text:p>00131570</text:p>
          </table:table-cell>
          <table:table-cell table:style-name="ce7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2" office:value-type="float" office:value="33" calcext:value-type="float">
            <text:p>33</text:p>
          </table:table-cell>
          <table:table-cell table:style-name="ce78" office:value-type="date" office:date-value="2018-08-01" calcext:value-type="date">
            <text:p>2018/08/0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9" calcext:value-type="float">
            <text:p>9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28" calcext:value-type="date">
            <text:p>2018/08/28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29" calcext:value-type="date">
            <text:p>2018/08/29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30" calcext:value-type="date">
            <text:p>2018/08/30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CheckBox2sate": 1, "CheckBox1sate": 0, "Width": 174, "OptionCheck": false, "Height": 113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loseCheck": true, "CheckBox2sate": 1, "CheckBox1sate": 0, "Width": 164, "OptionCheck": false, "Height": 164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loseCheck": true, "CheckBox2sate": 1, "CheckBox1sate": 0, "Width": 339, "OptionCheck": false, "Height": 77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loseCheck": true, "CheckBox2sate": 1, "CheckBox1sate": 0, "Width": 190, "OptionCheck": false, "Height": 119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loseCheck": true, "CheckBox2sate": 1, "CheckBox1sate": 0, "Width": 340, "OptionCheck": false, "Height": 102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loseCheck": tru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Width": 104, "CheckBox1sate": 0, "CloseCheck": false, "Height": 75, "CheckBox2sate": 1, "OptionCheck": false}</text:p>
          </table:table-cell>
        </table:table-row>
      </table:table>
      <table:table table:name="00045454" table:style-name="ta1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0" table:default-cell-style-name="ce31"/>
        <table:table-column table:style-name="co9" table:number-columns-repeated="8" table:default-cell-style-name="ce31"/>
        <table:table-column table:style-name="co1" table:number-columns-repeated="907" table:default-cell-style-name="ce31"/>
        <table:table-column table:style-name="co1" table:number-columns-repeated="104" table:default-cell-style-name="ce57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34" office:value-type="string" calcext:value-type="string">
            <text:p>00045454</text:p>
          </table:table-cell>
          <table:table-cell table:style-name="ce7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8" table:number-columns-repeated="2"/>
          <table:table-cell table:style-name="ce48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style-name="ce83" office:value-type="date" office:date-value="2018-10-01" calcext:value-type="date">
            <text:p>2018-10-0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2" calcext:value-type="date">
            <text:p>2018-10-02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3" calcext:value-type="date">
            <text:p>2018-10-03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4" calcext:value-type="date">
            <text:p>2018-10-04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5" calcext:value-type="date">
            <text:p>2018-10-05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06" calcext:value-type="date">
            <text:p>2018-10-06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07" calcext:value-type="date">
            <text:p>2018-10-07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6" office:value-type="date" office:date-value="2018-10-08" calcext:value-type="date">
            <text:p>2018-10-08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9" calcext:value-type="date">
            <text:p>2018-10-09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0" calcext:value-type="date">
            <text:p>2018-10-10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1" calcext:value-type="date">
            <text:p>2018-10-11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2" calcext:value-type="date">
            <text:p>2018-10-12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13" calcext:value-type="date">
            <text:p>2018-10-13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14" calcext:value-type="date">
            <text:p>2018-10-14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5" calcext:value-type="date">
            <text:p>2018-10-15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6" calcext:value-type="date">
            <text:p>2018-10-16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7" calcext:value-type="date">
            <text:p>2018-10-17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8" calcext:value-type="date">
            <text:p>2018-10-18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9" calcext:value-type="date">
            <text:p>2018-10-19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20" calcext:value-type="date">
            <text:p>2018-10-20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21" calcext:value-type="date">
            <text:p>2018-10-21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2" calcext:value-type="date">
            <text:p>2018-10-22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3" calcext:value-type="date">
            <text:p>2018-10-23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4" calcext:value-type="date">
            <text:p>2018-10-24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5" calcext:value-type="date">
            <text:p>2018-10-25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6" calcext:value-type="date">
            <text:p>2018-10-26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27" calcext:value-type="date">
            <text:p>2018-10-27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28" calcext:value-type="date">
            <text:p>2018-10-28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9" calcext:value-type="date">
            <text:p>2018-10-29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30" calcext:value-type="date">
            <text:p>2018-10-30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31" calcext:value-type="date">
            <text:p>2018-10-31</text:p>
          </table:table-cell>
          <table:table-cell table:number-columns-repeated="1019"/>
        </table:table-row>
        <table:table-row table:style-name="ro2">
          <table:table-cell table:style-name="ce4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過去月" table:base-cell-address="$config.$B$19" table:cell-range-address="$config.$B$19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00/00/00</text:date>, <text:time style:data-style-name="N2" text:time-value="15:17:53.01071411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8T17:07:48.858569236</dc:date>
    <meta:editing-duration>P1DT5H14M12S</meta:editing-duration>
    <meta:editing-cycles>371</meta:editing-cycles>
    <meta:generator>LibreOffice/5.4.1.2$Linux_x86 LibreOffice_project/ea7cb86e6eeb2bf3a5af73a8f7777ac570321527</meta:generator>
    <meta:document-statistic meta:table-count="5" meta:cell-count="413" meta:object-count="0"/>
  </office:meta>
</office:document-meta>
</file>